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4pt" officeooo:rsid="0021d4af" officeooo:paragraph-rsid="0021d4a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4pt" officeooo:rsid="0021d4af" officeooo:paragraph-rsid="0021d4af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4pt" officeooo:rsid="0021d4af" officeooo:paragraph-rsid="0021d4af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23154e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initial-creator/>Model one Sample Repor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5-05-24T13:04:51.801932430">05/24/25</text:date><text:s text:c="3"/><text:time style:data-style-name="N63" text:time-value="2025-05-24T13:04:51.802074504">01:04:44 PM</text:time><text:s text:c="35"/><text:tab/><text:tab/>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7:45:08.165621372</meta:creation-date>
    <meta:generator>LibreOffice/24.2.7.2$Linux_X86_64 LibreOffice_project/420$Build-2</meta:generator>
    <dc:date>2025-05-24T13:04:51.665376273</dc:date>
    <meta:editing-duration>PT8M46S</meta:editing-duration>
    <meta:editing-cycles>4</meta:editing-cycles>
    <meta:document-statistic meta:table-count="1" meta:image-count="0" meta:object-count="0" meta:page-count="2" meta:paragraph-count="2" meta:word-count="8" meta:character-count="85" meta:non-whitespace-character-count="41"/>
  </office:meta>
</office:document-meta>
</file>